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0f2c4e" officeooo:paragraph-rsid="000f2c4e" style:font-size-asian="14pt" style:font-weight-asian="bold" style:font-size-complex="14pt" style:font-weight-complex="bold"/>
    </style:style>
    <style:style style:name="P3" style:family="paragraph" style:parent-style-name="Standard">
      <style:text-properties officeooo:rsid="000f2c4e" officeooo:paragraph-rsid="000f2c4e"/>
    </style:style>
    <style:style style:name="P4" style:family="paragraph" style:parent-style-name="Standard">
      <style:text-properties officeooo:paragraph-rsid="000f2c4e"/>
    </style:style>
    <style:style style:name="P5"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6" style:family="paragraph" style:parent-style-name="Standard">
      <style:text-properties officeooo:rsid="000f2c4e" officeooo:paragraph-rsid="000f2c4e"/>
    </style:style>
    <style:style style:name="P7" style:family="paragraph" style:parent-style-name="Standard">
      <style:text-properties fo:font-size="12pt" fo:font-weight="normal" officeooo:rsid="000fe4ac" officeooo:paragraph-rsid="001214d2" style:font-size-asian="10.5pt" style:font-weight-asian="normal" style:font-size-complex="12pt" style:font-weight-complex="normal"/>
    </style:style>
    <style:style style:name="P8" style:family="paragraph" style:parent-style-name="Standard">
      <style:text-properties fo:font-size="12pt" fo:font-weight="normal" officeooo:rsid="000fe4ac" officeooo:paragraph-rsid="0012f23b" style:font-size-asian="10.5pt" style:font-weight-asian="normal" style:font-size-complex="12pt" style:font-weight-complex="normal"/>
    </style:style>
    <style:style style:name="P9" style:family="paragraph" style:parent-style-name="Standard">
      <style:text-properties fo:font-size="12pt" fo:font-weight="normal" officeooo:rsid="001214d2" officeooo:paragraph-rsid="001214d2" style:font-size-asian="10.5pt" style:font-weight-asian="normal" style:font-size-complex="12pt" style:font-weight-complex="normal"/>
    </style:style>
    <style:style style:name="P10" style:family="paragraph" style:parent-style-name="Standard">
      <style:text-properties fo:font-size="12pt" fo:font-weight="normal" officeooo:paragraph-rsid="00144bf3" style:font-size-asian="10.5pt" style:font-weight-asian="normal" style:font-size-complex="12pt" style:font-weight-complex="normal"/>
    </style:style>
    <style:style style:name="P11" style:family="paragraph" style:parent-style-name="Standard">
      <style:text-properties fo:font-size="12pt" fo:font-weight="normal" officeooo:rsid="00173c5d" officeooo:paragraph-rsid="00173c5d" style:font-size-asian="10.5pt" style:font-weight-asian="normal" style:font-size-complex="12pt" style:font-weight-complex="normal"/>
    </style:style>
    <style:style style:name="P12" style:family="paragraph" style:parent-style-name="Standard">
      <style:text-properties fo:font-size="14pt" fo:font-weight="bold" officeooo:rsid="001214d2"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0d9c09"/>
    </style:style>
    <style:style style:name="T3" style:family="text">
      <style:text-properties officeooo:rsid="001214d2"/>
    </style:style>
    <style:style style:name="T4" style:family="text">
      <style:text-properties officeooo:rsid="0012f23b"/>
    </style:style>
    <style:style style:name="T5" style:family="text">
      <style:text-properties officeooo:rsid="00144bf3"/>
    </style:style>
    <style:style style:name="T6" style:family="text">
      <style:text-properties officeooo:rsid="00185f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1</text:p>
      <text:p text:style-name="P1"/>
      <text:p text:style-name="P1">Concurrency</text:p>
      <text:p text:style-name="P1"/>
      <text:p text:style-name="P4">Concurrency is a major issue when writing computer programs. Highly concurrent applications execute multiple aspects of the program simultaneously. While this approach does allow for the creation of complex programs with multiple components executing at the same time, this can also cause issues that are hard to reason about and identify the cause of.</text:p>
      <text:p text:style-name="P4"/>
      <text:p text:style-name="P3">An example of a highly concurrent program would be an operating system. An operating system is highly concurrent as it needs to execute multiple aspects of the operating system in rapid succession, with this being achieved by a scheduling policy that allocates CPU time to each running process. A good scheduling policy is key because the use<text:span text:style-name="T3">r needs to believe the illusion that </text:span></text:p>
      <text:p text:style-name="Standard"/>
      <text:p text:style-name="Standard">For example, one common issue caused by concurrency is one thread accessing data that is currently being mutated by a separate thread. Because the data is in the process of being mutated by one thread, when the second thread attempts to also mutate the data unexpected results often occur. This can lead to unexpected program behavior.</text:p>
      <text:p text:style-name="Standard"/>
      <text:p text:style-name="Standard">To counter these problems programming languages implement different approaches to ensuring that concurrently executing threads do not cause issues with other threads that are executing. For example, functional programming languages such as Haskell have no mutable state. By creating pure functions, functions that only manipulate variables that are local to them, many of the concurrency issues encountered in imperative programming languages simply do not occur. Imperative programming language such as Java would require a drastic overhaul to remove all mutable data, <text:span text:style-name="T2">although it should be noted that Java does support immutable state via the use of final. </text:span></text:p>
      <text:p text:style-name="Standard"/>
      <text:p text:style-name="P3">One common issue that arise from the use of concurrency is deadlock. Deadlock typically occurs when two process are competing for limited resources. An example of this would be when process A is waiting for process B to finish, while process B is also waiting for process A to finish. </text:p>
      <text:p text:style-name="P3"/>
      <text:p text:style-name="P3">Another common concurrency related issue that arises from the use of concurrency in programs is thread starvation.</text:p>
      <text:p text:style-name="Standard"/>
      <text:p text:style-name="Standard"/>
      <text:p text:style-name="P2">Explicit</text:p>
      <text:p text:style-name="P2"/>
      <text:p text:style-name="P8">Explicit concurrency is defined by the developer, with this being achieved using threads in Java and C++. <text:s/><text:span text:style-name="T3">Java allows the developer to explicitly define concurrent aspects of a program via the use of threads. <text:s/>The developer can define a new thread and then override the run method to enable them to define some behavior to be executed by the thread. </text:span></text:p>
      <text:p text:style-name="P8"/>
      <text:p text:style-name="P8"><text:span text:style-name="T3">Multiple threads can be defined in a program to execute concurrently. One issue that arises from this approach is that as the size of the application grows it can be harder for the developer to reason about how the concurrent aspects of the program need to execute.</text:span></text:p>
      <text:p text:style-name="P7"/>
      <text:p text:style-name="P7">When a developer uses explicit concurrency they have to take care to ensure that issues such as deadlock are avoided. One way of achieving this in Java is by implemented synchronized methods. <text:soft-page-break/>Only one thread can access a <text:span text:style-name="T4">synchronized method at any given time. While the current executing thread has controlled of a synchronized method, no other thread can access the same method. This approach reduces the likelihood of shared data being mutated in an unexpected way. </text:span></text:p>
      <text:p text:style-name="P7"/>
      <text:p text:style-name="P2">Implicit</text:p>
      <text:p text:style-name="P12"/>
      <text:p text:style-name="P9">Implicit concurrency differs from explicit in that the programming language <text:span text:style-name="T4">compiler/interpreter</text:span> handles concurrently executing activities. Generally, when a program features implicitly concurrent processes executing, the developer <text:s/>states what activity they want to concurrently execute and then leaves the lower-level aspects of how to execute the activity up to the <text:span text:style-name="T5">compiler/interpreter</text:span> to handle.</text:p>
      <text:p text:style-name="P9"/>
      <text:p text:style-name="P10"><text:span text:style-name="T5">Java 8 is the most recent iteration of Java and implements implicit concurrency into the language via the use of parallel streams. By using parallel streams, a developer can let the compile decide how best to implement the concurrent operations. One advantage of using implicit concurrency is that the developer spends less time worrying about how best to implement the concurrency and more on the functionality the program is intended to implement.</text:span></text:p>
      <text:p text:style-name="P10"/>
      <text:p text:style-name="P11">One disadvantage of using implicit concurrency is that arguably implicit doesn't have the same level of performance as explicitly defined concurrency. <text:span text:style-name="T6">When a developer chooses to use explicit concurrency over implicit, they can then define </text:span></text:p>
      <text:p text:style-name="P1"/>
      <text:p text:style-name="P1"/>
      <text:p text:style-name="P1"/>
      <text:p text:style-name="P1"/>
      <text:p text:style-name="P1"/>
      <text:p text:style-name="P1">Part 2</text:p>
      <text:p text:style-name="P1"/>
      <text:p text:style-name="Standard">C++ and Java are both object oriented programming languages that share a number of similarities syntactically, but these similarities are mostly superficial and when looking a little deeper at how they operator you can see that they are actually very different programming languages. While they are both considered Object-Oriented programming languages they differ in how they implement the Object-Oriented principles.</text:p>
      <text:p text:style-name="Standard"/>
      <text:p text:style-name="Standard">It should be noted that neither language is considered a true Object-Oriented programming language, but out of the two languages Java is considered the purer implementation of the Object-Oriented principles.</text:p>
      <text:p text:style-name="Standard"/>
      <text:p text:style-name="Standard"><text:span text:style-name="Default_20_Paragraph_20_Font"><text:span text:style-name="T1">Run-time Environment</text:span></text:span></text:p>
      <text:p text:style-name="P1"/>
      <text:p text:style-name="Standard">One key area where the two languages differ significantly is how they are compiled and executed. C++ is compiled down into instructions and can be executed directly from the CPU. Because of this approach the program must be targeted towards a certain O/S when being developed, this greatly reduces the portability of a C++ program. <text:s/>Executing directly on the CPU does allow for skilled developers to create applications that are higher performances than similar Java programs as the programs are built to target a specific type of environment. <text:s/></text:p>
      <text:p text:style-name="Standard"/>
      <text:p text:style-name="Standard">Java on the other hand is compiled down into byte code and executed on the JVM. The JVM handles <text:soft-page-break/>the process of converting the byte code into executable machine code. Because of this it can often involve a rethink of the structure of the program if performance is an issue when porting programmers to the other language. </text:p>
      <text:p text:style-name="Standard"/>
      <text:p text:style-name="Standard"><text:span text:style-name="Default_20_Paragraph_20_Font"><text:span text:style-name="T1">Code Portability</text:span></text:span></text:p>
      <text:p text:style-name="Standard"/>
      <text:p text:style-name="Standard">This is because porting Java to C++ will require you to write the memory management and error handling code. This can be a time consuming issue in large and complex programs. Alternatively, if you were to port a Java program to C++ this would require you to remove the code relating to memory management JVM handles this explicitly.</text:p>
      <text:p text:style-name="Standard"/>
      <text:p text:style-name="Standard">Another issue that could arise from porting C++ code to Java or the other way is how the respective language handles object references. For example, in Java if you attempt to create a copy of an object, this results in a reference being created to the object. If you then alter the original object the copy will also be affected. This is because the copy only has a reference to the original object it is not an actual copy of the object. <text:s/></text:p>
      <text:p text:style-name="Standard"/>
      <text:p text:style-name="Standard"/>
      <text:p text:style-name="P1">Error Handling <text:s text:c="3"/></text:p>
      <text:p text:style-name="Standard"/>
      <text:p text:style-name="Standard">Another key difference is the way that both languages handle errors. For example, when trying to access an out of bound element position in a Java array, a null pointer exception is thrown and the user is informed. This is an example of Java's built-in error handling system.</text:p>
      <text:p text:style-name="Standard"/>
      <text:p text:style-name="Standard">While in C++ this error doesn't occur unless the user implements the exception throw themselves as C++ has no default null pointer exception. If, for example, the program access a inappropriate array position by default the user is not informed and the program continues to operate. Often this will mean that at some point the program will exhibit strange behavior. <text:s/>The result of this is C++ programs are more likely to encounter hard to trace bugs that might cause strange behavior in the program or the mutable data to return unexpected results.</text:p>
      <text:p text:style-name="P1"/>
      <text:p text:style-name="P1">Memory Management</text:p>
      <text:p text:style-name="P1"/>
      <text:p text:style-name="Standard">One of the key elements to Java's portability is its use of the Java Virtual Machine. The JVM handles all low level memory management, with this meaning that the memory is allocated implicitly. This is in stark contrast to C++ which requires the user to allocate and de-allocate memory explicitly. Due to the explicit nature of C++'s memory management there is a much greater chance of memory leaks occurring. The JVM has ensured that Java is a far reaching programming language contain on a number of devices, with these ranging from mobile phones to wristwatches.</text:p>
      <text:p text:style-name="P1"/>
      <text:p text:style-name="Standard">C++ requires the programmer to allocate and de-allocate the memory explicitly. This does allow for greater fine tuning of the performance of a program, but can result in frustrating and hard to trace errors. For example, the programmer could reallocate the memory utilized by an object that is still referenced by another object. <text:s/>If this does accidentally occur the program will still compile and execute, but will result in an error at runtime.</text:p>
      <text:p text:style-name="Standard"/>
      <text:p text:style-name="Standard">In contrast to this the JVM includes a built-in garbage collector. This garbage collector reallocates the memory of objects that are no longer accessible. This solution results in a greatly reduced chance of <text:soft-page-break/>memory leaks, but can arguably result in worse performance than C++ programs. Because the memory is explicitly allocated in C++, this can result in a program that has efficient memory management outperforming Java.</text:p>
      <text:p text:style-name="Standard"/>
      <text:p text:style-name="Standard">By introducing implicit memory management into the Java programming language they have made it significantly easier for beginners. The implicit approach means that the programmer isn’t required to delete objects that are no longer in use, with this being a common cause of memory leaks in C++.</text:p>
      <text:p text:style-name="P1"/>
      <text:p text:style-name="P1">Utilizing Object-Oriented Principles</text:p>
      <text:p text:style-name="P1"/>
      <text:p text:style-name="Standard">While they are both considered Object-Oriented Programming languages, of the two languages Java is arguably the true representation of an Object-Oriented programming language. C++ is an extension of the C programming language that attempts to add Object-Oriented principles on top of a procedural programming language. In contrast every class in Java inherits from the Object superclass.</text:p>
      <text:p text:style-name="Standard"/>
      <text:p text:style-name="Standard">While C++ does allow for the creation of classes in an Object-Oriented fashion it is by no means mandatory to program in this style. It is perfectly legitimate in C++ to write code in a procedural style in C++ with no class declarations. While Java is only considered an Object-Oriented programming language, C++ is a multi-paradigm programming language in that it facilitates Object-Oriented programming as well as procedural. </text:p>
      <text:p text:style-name="P1"/>
      <text:p text:style-name="P1">Inheritance</text:p>
      <text:p text:style-name="P1"/>
      <text:p text:style-name="Standard">Java only allows you to inherit from one super class, while C++ allows you to inherit from multiple classes. Java does support implementing multiple interfaces into a single class, with this approach still allows you to guarantee a class share methods with more than one other class even if the implementation of those methods varies. An interface is as abstract as it can possibly be and requires you to write the concrete implementation of each method inside any class that implements the interface, this results in Java only allows single inheritance to reduce the number of errors that might occur from objects inheriting methods of the same name from different classes that have different implementations and outpu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_64 LibreOffice_project/00m0$Build-2</meta:generator>
    <meta:initial-creator>Chris</meta:initial-creator>
    <meta:creation-date>2016-02-11T10:21:00Z</meta:creation-date>
    <dc:date>2016-02-24T16:56:25.836342049</dc:date>
    <meta:editing-cycles>5</meta:editing-cycles>
    <meta:editing-duration>PT1H45M56S</meta:editing-duration>
    <meta:document-statistic meta:table-count="0" meta:image-count="0" meta:object-count="0" meta:page-count="4" meta:paragraph-count="38" meta:word-count="1736" meta:character-count="10801" meta:non-whitespace-character-count="9081"/>
    <meta:template xlink:type="simple" xlink:actuate="onRequest" xlink:title="" xlink:href="../../../../tmp/Mike%20Report.odt/Normal"/>
  </office:meta>
</office:document-meta>
</file>